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598cm"/>
    </style:style>
    <style:style style:name="Table5.G" style:family="table-column">
      <style:table-column-properties style:column-width="1.82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237cm"/>
    </style:style>
    <style:style style:name="Table6.B" style:family="table-column">
      <style:table-column-properties style:column-width="3.54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1.52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9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/>
            <text:p text:style-name="P13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  <text:p text:style-name="P13"/>
            <text:p text:style-name="P13"><text:s text:c="3"/><text:placeholder text:placeholder-type="text">&lt;o.other_info or ''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>Duty Payable U/R 8</text:p>
          </table:table-cell>
          <table:table-cell table:style-name="Table6.A1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6"/>
            <text:p text:style-name="P16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25T17:51:17</dc:date>
    <meta:editing-duration>P2DT9H20M18S</meta:editing-duration>
    <meta:editing-cycles>343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5" meta:word-count="411" meta:character-count="4317" meta:non-whitespace-character-count="3872"/>
  </office:meta>
</office:document-meta>
</file>